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45.3pt"/>
    </style:style>
    <style:style style:name="co9" style:family="table-column">
      <style:table-column-properties fo:break-before="auto" style:column-width="254.81pt"/>
    </style:style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123.7pt"/>
    </style:style>
    <style:style style:name="co12" style:family="table-column">
      <style:table-column-properties fo:break-before="auto" style:column-width="359.26pt"/>
    </style:style>
    <style:style style:name="co13" style:family="table-column">
      <style:table-column-properties fo:break-before="auto" style:column-width="595.96pt"/>
    </style:style>
    <style:style style:name="co14" style:family="table-column">
      <style:table-column-properties fo:break-before="auto" style:column-width="96.46pt"/>
    </style:style>
    <style:style style:name="co15" style:family="table-column">
      <style:table-column-properties fo:break-before="auto" style:column-width="101.59pt"/>
    </style:style>
    <style:style style:name="co16" style:family="table-column">
      <style:table-column-properties fo:break-before="auto" style:column-width="104.4pt"/>
    </style:style>
    <style:style style:name="co17" style:family="table-column">
      <style:table-column-properties fo:break-before="auto" style:column-width="89.66pt"/>
    </style:style>
    <style:style style:name="co18" style:family="table-column">
      <style:table-column-properties fo:break-before="auto" style:column-width="146.41pt"/>
    </style:style>
    <style:style style:name="co19" style:family="table-column">
      <style:table-column-properties fo:break-before="auto" style:column-width="353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7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/>
    </style:style>
    <style:style style:name="ce16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fo:background-color="#fff2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70" style:family="table-cell" style:parent-style-name="Default">
      <style:table-cell-properties fo:border-bottom="0.74pt solid #000000" fo:background-color="#fff200" style:text-align-source="fix" style:repeat-content="false" fo:border-left="none" fo:border-right="none" fo:border-top="none"/>
      <style:paragraph-properties fo:text-align="center" fo:margin-left="0pt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75" style:family="table-cell" style:parent-style-name="Default" style:data-style-name="N37">
      <style:table-cell-properties fo:background-color="#ffff00" style:text-align-source="fix" style:repeat-content="false"/>
      <style:paragraph-properties fo:text-align="start" fo:margin-left="0pt"/>
    </style:style>
    <style:style style:name="ce76" style:family="table-cell" style:parent-style-name="Default" style:data-style-name="N102">
      <style:table-cell-properties style:text-align-source="fix" style:repeat-content="false"/>
      <style:paragraph-properties fo:text-align="start" fo:margin-left="0pt"/>
    </style:style>
    <style:style style:name="ce77" style:family="table-cell" style:parent-style-name="Default" style:data-style-name="N102">
      <style:table-cell-properties style:text-align-source="fix" style:repeat-content="false" fo:background-color="transparent"/>
      <style:paragraph-properties fo:text-align="start" fo:margin-left="0pt"/>
    </style:style>
    <style:style style:name="ce78" style:family="table-cell" style:parent-style-name="Default" style:data-style-name="N104"/>
    <style:style style:name="ce7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80" style:family="table-cell" style:parent-style-name="Default" style:data-style-name="N124"/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48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m1397" table:style-name="ta1">
        <table:table-column table:style-name="co14" table:default-cell-style-name="Default"/>
        <table:table-column table:style-name="co2" table:default-cell-style-name="ce25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16" table:default-cell-style-name="Default"/>
        <table:table-row table:style-name="ro1">
          <table:table-cell table:style-name="ce13" office:value-type="string" calcext:value-type="string">
            <text:p>Part</text:p>
          </table:table-cell>
          <table:table-cell table:style-name="ce66" office:value-type="string" calcext:value-type="string">
            <text:p>Qty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Device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Manufacture</text:p>
          </table:table-cell>
          <table:table-cell table:style-name="ce13" office:value-type="string" calcext:value-type="string">
            <text:p>Mfr. #</text:p>
          </table:table-cell>
          <table:table-cell table:style-name="ce13" office:value-type="string" calcext:value-type="string">
            <text:p>Comments</text:p>
          </table:table-cell>
          <table:table-cell table:style-name="ce13" office:value-type="string" calcext:value-type="string">
            <text:p>DNP</text:p>
          </table:table-cell>
          <table:table-cell table:style-name="ce22" table:number-columns-repeated="1011"/>
          <table:table-cell table:number-columns-repeated="4"/>
        </table:table-row>
        <table:table-row table:style-name="ro2">
          <table:table-cell table:style-name="ce53" office:value-type="string" calcext:value-type="string">
            <text:p>C1, C2, C3, C4, C5, C6, C7, C8, C9, 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4M4PACTU</text:p>
          </table:table-cell>
          <table:table-cell office:value-type="string" calcext:value-type="string">
            <text:p>16V, X5R, 20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C13, C14, 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OQNNNG </text:p>
          </table:table-cell>
          <table:table-cell office:value-type="string" calcext:value-type="string">
            <text:p>16V, X5R, 10%</text:p>
          </table:table-cell>
          <table:table-cell table:number-columns-repeated="1016"/>
        </table:table-row>
        <table:table-row table:style-name="ro3">
          <table:table-cell table:style-name="ce53" office:value-type="string" calcext:value-type="string">
            <text:p>C11, C12, C16, C17, C18, C19, C20, C21, C22, C23, C24, C25, C26, C27, C28, C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5K4RACTU</text:p>
          </table:table-cell>
          <table:table-cell office:value-type="string" calcext:value-type="string">
            <text:p>16V, X7R, 1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C30, 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T1555C1H470JA02D</text:p>
          </table:table-cell>
          <table:table-cell office:value-type="string" calcext:value-type="string">
            <text:p><text:span text:style-name="T2">50V, C0G (NP0), </text:span>5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C32</text:p>
          </table:table-cell>
          <table:table-cell table:style-name="ce68" office:value-type="float" office:value="1" calcext:value-type="float">
            <text:p>1</text:p>
          </table:table-cell>
          <table:table-cell table:style-name="ce72" office:value-type="string" calcext:value-type="string">
            <text:p>TBD</text:p>
          </table:table-cell>
          <table:table-cell table:style-name="ce55" office:value-type="string" calcext:value-type="string">
            <text:p>Capacitor</text:p>
          </table:table-cell>
          <table:table-cell table:style-name="ce55" office:value-type="string" calcext:value-type="string">
            <text:p>1210</text:p>
          </table:table-cell>
          <table:table-cell table:number-columns-repeated="2" table:style-name="ce72" office:value-type="string" calcext:value-type="string">
            <text:p>TBD</text:p>
          </table:table-cell>
          <table:table-cell table:style-name="ce72" office:value-type="string" calcext:value-type="string">
            <text:p>Fan</text:p>
          </table:table-cell>
          <table:table-cell table:style-name="ce16" office:value-type="string" calcext:value-type="string">
            <text:p>DNP</text:p>
          </table:table-cell>
          <table:table-cell table:style-name="ce16" table:number-columns-repeated="1015"/>
        </table:table-row>
        <table:table-row table:style-name="ro1">
          <table:table-cell table:style-name="ce16" office:value-type="string" calcext:value-type="string">
            <text:p>C33, C34, C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eramic Capacitor</text:p>
          </table:table-cell>
          <table:table-cell table:style-name="ce16" office:value-type="string" calcext:value-type="string">
            <text:p>121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C81C476KE15L</text:p>
          </table:table-cell>
          <table:table-cell office:value-type="string" calcext:value-type="string">
            <text:p>16V, X6S, 10%, High Capacitance \w Low ESR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C36, C37, C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C70J107ME15K</text:p>
          </table:table-cell>
          <table:table-cell office:value-type="string" calcext:value-type="string">
            <text:p>6.3V, X7S, 20%, High Capacitance \w Low ESR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C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332KA01D</text:p>
          </table:table-cell>
          <table:table-cell office:value-type="string" calcext:value-type="string">
            <text:p>50V, X7R, 10%, DC-DC “Soft-Start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180p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RM1555C1H181JA01J</text:p>
          </table:table-cell>
          <table:table-cell table:style-name="ce73" office:value-type="string" calcext:value-type="string">
            <text:p>50V, C0G (NP0), 5%, DC-DC “Compensation Feedback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C4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1.5n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RM155R71H152JA01D</text:p>
          </table:table-cell>
          <table:table-cell table:style-name="ce73" office:value-type="string" calcext:value-type="string">
            <text:p>50V, X7R, 5%, DC-DC “Compensation Feedback”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55"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470p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CM1555C1H471JA16D</text:p>
          </table:table-cell>
          <table:table-cell table:style-name="ce73" office:value-type="string" calcext:value-type="string">
            <text:p><text:span text:style-name="T2">50V, C0G (NP0)</text:span>, 5%, DC-DC “Compensation Feedback”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C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3.5 x 2.8 mm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0B337M2R5ATE035</text:p>
          </table:table-cell>
          <table:table-cell office:value-type="string" calcext:value-type="string">
            <text:p><text:span text:style-name="T2">2.5V, ESR=35mΩ, </text:span>20%</text:p>
          </table:table-cell>
          <table:table-cell table:style-name="ce79"/>
          <table:table-cell table:number-columns-repeated="1015"/>
        </table:table-row>
        <table:table-row table:style-name="ro1">
          <table:table-cell table:style-name="ce16"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 Side Mou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S220KSKT</text:p>
          </table:table-cell>
          <table:table-cell office:value-type="string" calcext:value-type="string">
            <text:p>Clear 587nm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Side Mou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S220GKT</text:p>
          </table:table-cell>
          <table:table-cell office:value-type="string" calcext:value-type="string">
            <text:p>Clear 569nm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BD182SN1D</text:p>
          </table:table-cell>
          <table:table-cell table:style-name="ce79"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J1, J2, J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pe C</text:p>
          </table:table-cell>
          <table:table-cell office:value-type="string" calcext:value-type="string">
            <text:p>USB Connector</text:p>
          </table:table-cell>
          <table:table-cell office:value-type="string" calcext:value-type="string">
            <text:p>RA Female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<text:span text:style-name="T2">16 (+8 Dummy) SMD </text:span>Pads, Right Angle, w\ Through Hole Shielding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n Connector</text:p>
          </table:table-cell>
          <table:table-cell office:value-type="string" calcext:value-type="string">
            <text:p>Straight Header</text:p>
          </table:table-cell>
          <table:table-cell office:value-type="string" calcext:value-type="string">
            <text:p>Molex</text:p>
          </table:table-cell>
          <table:table-cell table:style-name="ce25" office:value-type="string" calcext:value-type="string">
            <text:p>22-23-2031</text:p>
          </table:table-cell>
          <table:table-cell office:value-type="string" calcext:value-type="string">
            <text:p>w\ Lock, 0.1” Pitch, Vertical, Tin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50nH @ 0.4 mΩ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10.2 x 7.0 mm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FP1005R1-R15-R</text:p>
          </table:table-cell>
          <table:table-cell office:value-type="string" calcext:value-type="string">
            <text:p>47A Flat-Pac FP100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 Ch. (0.0023Ω)</text:p>
          </table:table-cell>
          <table:table-cell office:value-type="string" calcext:value-type="string">
            <text:p>Power MOSFET</text:p>
          </table:table-cell>
          <table:table-cell table:style-name="ce16" office:value-type="string" calcext:value-type="string">
            <text:p>8-PowerTDF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7311Q5</text:p>
          </table:table-cell>
          <table:table-cell office:value-type="string" calcext:value-type="string">
            <text:p>30V NexFET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ipolar Transisto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3904LT3G</text:p>
          </table:table-cell>
          <table:table-cell office:value-type="string" calcext:value-type="string">
            <text:p>200mA 60V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, R2, R3, R4, R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5101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2673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9101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27R0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4.99KΩ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4991GLF</text:p>
          </table:table-cell>
          <table:table-cell table:style-name="ce73" office:value-type="string" calcext:value-type="string">
            <text:p>Thick Film Resistors 1%, DC-DC “Feedback Divider”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3.32KΩ</text:p>
          </table:table-cell>
          <table:table-cell table:style-name="ce16" office:value-type="string" calcext:value-type="string">
            <text:p>Resistor</text:p>
          </table:table-cell>
          <table:table-cell table:style-name="ce16" office:value-type="string" calcext:value-type="string">
            <text:p>0402</text:p>
          </table:table-cell>
          <table:table-cell table:style-name="ce16" office:value-type="string" calcext:value-type="string">
            <text:p>Bourns</text:p>
          </table:table-cell>
          <table:table-cell table:style-name="ce16" office:value-type="string" calcext:value-type="string">
            <text:p>CR0402-FX-3321GLF</text:p>
          </table:table-cell>
          <table:table-cell table:style-name="ce16" office:value-type="string" calcext:value-type="string">
            <text:p>Thick Film Resistors 1%, DC-DC “Feedback Divider”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.12KΩ</text:p>
          </table:table-cell>
          <table:table-cell table:style-name="ce16" office:value-type="string" calcext:value-type="string">
            <text:p>Resistor</text:p>
          </table:table-cell>
          <table:table-cell table:style-name="ce16" office:value-type="string" calcext:value-type="string">
            <text:p>0402</text:p>
          </table:table-cell>
          <table:table-cell table:style-name="ce16" office:value-type="string" calcext:value-type="string">
            <text:p>Bourns</text:p>
          </table:table-cell>
          <table:table-cell table:style-name="ce16" office:value-type="string" calcext:value-type="string">
            <text:p>CR0402-FX-4121GLF </text:p>
          </table:table-cell>
          <table:table-cell table:style-name="ce16" office:value-type="string" calcext:value-type="string">
            <text:p>Thick Film Resistors 1%, DC-DC “Short-Circuit Protection” Configuration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<text:span text:style-name="T2">3.83KΩ</text:span>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3831GLF</text:p>
          </table:table-cell>
          <table:table-cell table:style-name="ce73" office:value-type="string" calcext:value-type="string">
            <text:p>Thick Film Resistors 1%, DC-DC “Compensation Feedback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<text:span text:style-name="T2">1.33KΩ</text:span>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1331GLF</text:p>
          </table:table-cell>
          <table:table-cell table:style-name="ce73" office:value-type="string" calcext:value-type="string">
            <text:p>Thick Film Resistors 1%, DC-DC “Compensation Feedback”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AJ/-000GAS </text:p>
          </table:table-cell>
          <table:table-cell office:value-type="string" calcext:value-type="string">
            <text:p>Thick Film Resistors 5%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1003GLF 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18, 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3000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UART Bridge IC</text:p>
          </table:table-cell>
          <table:table-cell office:value-type="string" calcext:value-type="string">
            <text:p>20-QFN (4x4) 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1XQ-R</text:p>
          </table:table-cell>
          <table:table-cell office:value-type="string" calcext:value-type="string">
            <text:p>Full handshake interfac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20V</text:p>
          </table:table-cell>
          <table:table-cell office:value-type="string" calcext:value-type="string">
            <text:p>DC-DC</text:p>
          </table:table-cell>
          <table:table-cell office:value-type="string" calcext:value-type="string">
            <text:p><text:span text:style-name="T2">10-</text:span>VSO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40305</text:p>
          </table:table-cell>
          <table:table-cell office:value-type="string" calcext:value-type="string">
            <text:p>Synchronous Buck Controller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IC1</text:p>
          </table:table-cell>
          <table:table-cell table:style-name="ce69" office:value-type="float" office:value="1" calcext:value-type="float">
            <text:p>1</text:p>
          </table:table-cell>
          <table:table-cell office:value-type="string" calcext:value-type="string">
            <text:p>MODE 1</text:p>
          </table:table-cell>
          <table:table-cell office:value-type="string" calcext:value-type="string">
            <text:p>SHA256D ASIC</text:p>
          </table:table-cell>
          <table:table-cell table:style-name="ce16" office:value-type="string" calcext:value-type="string">
            <text:p>8.1 x 8.1 mm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BM1397</text:p>
          </table:table-cell>
          <table:table-cell office:value-type="string" calcext:value-type="string">
            <text:p>7nM S17/T17 Mining Chip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V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<text:span text:style-name="T2">5-</text:span>TSOP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115ASN180T2G</text:p>
          </table:table-cell>
          <table:table-cell office:value-type="string" calcext:value-type="string">
            <text:p><text:span text:style-name="T2">300 mA</text:span> CMOS LDO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V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V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<text:span text:style-name="T2">5-</text:span>TSOP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114ASN080T1G</text:p>
          </table:table-cell>
          <table:table-cell office:value-type="string" calcext:value-type="string">
            <text:p><text:span text:style-name="T2">300 mA</text:span> CMOS L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1</text:p>
          </table:table-cell>
          <table:table-cell table:style-name="ce69"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lock Oscillator</text:p>
          </table:table-cell>
          <table:table-cell table:style-name="ce16" office:value-type="string" calcext:value-type="string">
            <text:p>3.20 x 2.50 mm</text:p>
          </table:table-cell>
          <table:table-cell table:style-name="ce16" office:value-type="string" calcext:value-type="string">
            <text:p>Jauch Quartz</text:p>
          </table:table-cell>
          <table:table-cell table:style-name="ce16" office:value-type="string" calcext:value-type="string">
            <text:p>O 25,0-JO32-B-1V3-1-T1-LF</text:p>
          </table:table-cell>
          <table:table-cell table:style-name="ce16" office:value-type="string" calcext:value-type="string">
            <text:p>H/LV CMOS 1.8V to 3.3V w\ Enable P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Order Project – Mouser</text:p>
          </table:table-cell>
          <table:covered-table-cell table:style-name="ce70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Total (/Piece)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</text:p>
          </table:table-cell>
          <table:table-cell table:style-name="Default"/>
          <table:table-cell table:style-name="ce33" office:value-type="currency" office:currency="USD" office:value="32.73" calcext:value-type="currency">
            <text:p>$32.73</text:p>
          </table:table-cell>
          <table:table-cell table:style-name="ce33" table:formula="of:=[.C42]" office:value-type="currency" office:currency="USD" office:value="32.73" calcext:value-type="currency">
            <text:p>$32.73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0</text:p>
          </table:table-cell>
          <table:table-cell table:style-name="Default"/>
          <table:table-cell table:style-name="ce33" office:value-type="currency" office:currency="USD" office:value="183.83" calcext:value-type="currency">
            <text:p>$183.83</text:p>
          </table:table-cell>
          <table:table-cell table:style-name="ce76" table:formula="of:=[.C43]/10" office:value-type="currency" office:currency="USD" office:value="18.383" calcext:value-type="currency">
            <text:p>$18.38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25</text:p>
          </table:table-cell>
          <table:table-cell table:style-name="Default"/>
          <table:table-cell table:style-name="ce33" office:value-type="currency" office:currency="USD" office:value="446.7" calcext:value-type="currency">
            <text:p>$446.70</text:p>
          </table:table-cell>
          <table:table-cell table:style-name="ce76" table:formula="of:=[.C44]/25" office:value-type="currency" office:currency="USD" office:value="17.868" calcext:value-type="currency">
            <text:p>$17.87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50</text:p>
          </table:table-cell>
          <table:table-cell table:style-name="Default"/>
          <table:table-cell table:style-name="ce33" office:value-type="currency" office:currency="USD" office:value="788.96" calcext:value-type="currency">
            <text:p>$788.96</text:p>
          </table:table-cell>
          <table:table-cell table:style-name="ce76" table:formula="of:=[.C45]/50" office:value-type="currency" office:currency="USD" office:value="15.7792" calcext:value-type="currency">
            <text:p>$15.78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00</text:p>
          </table:table-cell>
          <table:table-cell table:style-name="Default"/>
          <table:table-cell table:style-name="ce33" office:value-type="currency" office:currency="USD" office:value="1402.26" calcext:value-type="currency">
            <text:p>$1,402.26</text:p>
          </table:table-cell>
          <table:table-cell table:style-name="ce76" table:formula="of:=[.C46]/100" office:value-type="currency" office:currency="USD" office:value="14.0226" calcext:value-type="currency">
            <text:p>$14.02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 office:value-type="string" calcext:value-type="string">
            <text:p>x500</text:p>
          </table:table-cell>
          <table:table-cell table:style-name="Default"/>
          <table:table-cell table:style-name="ce33" office:value-type="currency" office:currency="USD" office:value="5454.62" calcext:value-type="currency">
            <text:p>$5,454.62</text:p>
          </table:table-cell>
          <table:table-cell table:style-name="ce76" table:formula="of:=[.C47]/500" office:value-type="currency" office:currency="USD" office:value="10.90924" calcext:value-type="currency">
            <text:p>$10.91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 office:value-type="string" calcext:value-type="string">
            <text:p>x1000</text:p>
          </table:table-cell>
          <table:table-cell table:style-name="Default"/>
          <table:table-cell table:style-name="ce33" office:value-type="currency" office:currency="USD" office:value="10256.31" calcext:value-type="currency">
            <text:p>$10,256.31</text:p>
          </table:table-cell>
          <table:table-cell table:style-name="ce77" table:formula="of:=[.C48]/1000" office:value-type="currency" office:currency="USD" office:value="10.25631" calcext:value-type="currency">
            <text:p>$10.26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/>
          <table:table-cell table:style-name="Default"/>
          <table:table-cell table:style-name="ce33"/>
          <table:table-cell table:style-name="ce77"/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22" office:value-type="string" calcext:value-type="string">
            <text:p>Quote Excludes:</text:p>
          </table:table-cell>
          <table:table-cell table:style-name="Default"/>
          <table:table-cell office:value-type="string" calcext:value-type="string">
            <text:p>BM1397 (IC1)</text:p>
          </table:table-cell>
          <table:table-cell office:value-type="string" calcext:value-type="string">
            <text:p>Aliexpress ($1.60 Used; w\ 100 piece orde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Clock Oscillator (</text:span>Y2)</text:p>
          </table:table-cell>
          <table:table-cell office:value-type="string" calcext:value-type="string">
            <text:p>Digikey ($0.61 w\ 100 piece orde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Order Project – Digikey</text:p>
          </table:table-cell>
          <table:covered-table-cell table:style-name="ce70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Total (/Piece)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</text:p>
          </table:table-cell>
          <table:table-cell table:style-name="Default"/>
          <table:table-cell table:style-name="ce33" office:value-type="currency" office:currency="USD" office:value="34.0268501" calcext:value-type="currency">
            <text:p>$34.03</text:p>
          </table:table-cell>
          <table:table-cell table:style-name="ce33" table:formula="of:=[.C54]" office:value-type="currency" office:currency="USD" office:value="34.0268501" calcext:value-type="currency">
            <text:p>$34.03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10</text:p>
          </table:table-cell>
          <table:table-cell table:style-name="Default"/>
          <table:table-cell table:style-name="ce33" office:value-type="currency" office:currency="USD" office:value="210.32730625" calcext:value-type="currency">
            <text:p>$210.33</text:p>
          </table:table-cell>
          <table:table-cell table:style-name="ce76" table:formula="of:=[.C55]/10" office:value-type="currency" office:currency="USD" office:value="21.032730625" calcext:value-type="currency">
            <text:p>$21.03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25</text:p>
          </table:table-cell>
          <table:table-cell table:style-name="Default"/>
          <table:table-cell table:style-name="ce33" office:value-type="currency" office:currency="USD" office:value="484.31941828" calcext:value-type="currency">
            <text:p>$484.32</text:p>
          </table:table-cell>
          <table:table-cell table:style-name="ce76" table:formula="of:=[.C56]/25" office:value-type="currency" office:currency="USD" office:value="19.3727767312" calcext:value-type="currency">
            <text:p>$19.37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50</text:p>
          </table:table-cell>
          <table:table-cell table:style-name="Default"/>
          <table:table-cell table:style-name="ce33" office:value-type="currency" office:currency="USD" office:value="859.97457413" calcext:value-type="currency">
            <text:p>$859.97</text:p>
          </table:table-cell>
          <table:table-cell table:style-name="ce76" table:formula="of:=[.C57]/50" office:value-type="currency" office:currency="USD" office:value="17.1994914826" calcext:value-type="currency">
            <text:p>$17.20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100</text:p>
          </table:table-cell>
          <table:table-cell table:style-name="Default"/>
          <table:table-cell table:style-name="ce33" office:value-type="currency" office:currency="USD" office:value="1551.99453198" calcext:value-type="currency">
            <text:p>$1,551.99</text:p>
          </table:table-cell>
          <table:table-cell table:style-name="ce76" table:formula="of:=[.C58]/100" office:value-type="currency" office:currency="USD" office:value="15.5199453198" calcext:value-type="currency">
            <text:p>$15.52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500</text:p>
          </table:table-cell>
          <table:table-cell table:style-name="Default"/>
          <table:table-cell table:style-name="ce33" office:value-type="currency" office:currency="USD" office:value="6037.48649384" calcext:value-type="currency">
            <text:p>$6,037.49</text:p>
          </table:table-cell>
          <table:table-cell table:style-name="ce76" table:formula="of:=[.C59]/500" office:value-type="currency" office:currency="USD" office:value="12.07497298768" calcext:value-type="currency">
            <text:p>$12.07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1000</text:p>
          </table:table-cell>
          <table:table-cell table:style-name="Default"/>
          <table:table-cell table:style-name="ce33" office:value-type="currency" office:currency="USD" office:value="10777.22581413" calcext:value-type="currency">
            <text:p>$10,777.23</text:p>
          </table:table-cell>
          <table:table-cell table:style-name="ce77" table:formula="of:=[.C60]/1000" office:value-type="currency" office:currency="USD" office:value="10.77722581413" calcext:value-type="currency">
            <text:p>$10.78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Default"/>
          <table:table-cell table:style-name="ce33"/>
          <table:table-cell table:style-name="ce77"/>
          <table:table-cell/>
          <table:table-cell table:style-name="ce78" table:number-columns-repeated="2"/>
          <table:table-cell table:style-name="ce80"/>
          <table:table-cell table:number-columns-repeated="1016"/>
        </table:table-row>
        <table:table-row table:style-name="ro1">
          <table:table-cell table:style-name="ce22" office:value-type="string" calcext:value-type="string">
            <text:p>Quote Excludes:</text:p>
          </table:table-cell>
          <table:table-cell table:style-name="Default"/>
          <table:table-cell office:value-type="string" calcext:value-type="string">
            <text:p>BM1397 (IC1)</text:p>
          </table:table-cell>
          <table:table-cell office:value-type="string" calcext:value-type="string">
            <text:p>Aliexpress ($1.60 Used; w\ 100 piece order)</text:p>
          </table:table-cell>
          <table:table-cell table:number-columns-repeated="3"/>
          <table:table-cell table:style-name="ce7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Last Update:</text:p>
          </table:table-cell>
          <table:table-cell table:style-name="ce71"/>
          <table:table-cell table:style-name="ce75" office:value-type="date" office:date-value="2023-07-08" calcext:value-type="date">
            <text:p>07/08/23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Tax, Tarrifs, &amp; Shipping included in both quotes</text:p>
          </table:table-cell>
          <table:table-cell table:style-name="ce71"/>
          <table:table-cell table:style-name="ce75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Way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High Reliability and a guaranteed/durable PCB</text:p>
          </table:table-cell>
          <table:covered-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Link:</text:p>
          </table:table-cell>
          <table:table-cell office:value-type="string" calcext:value-type="string">
            <text:p>https://www.pcbway.com/HighQualityOrderOnline.a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 Type:</text:p>
          </table:table-cell>
          <table:table-cell office:value-type="string" calcext:value-type="string">
            <text:p>Through hole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Spec:</text:p>
          </table:table-cell>
          <table:table-cell office:value-type="string" calcext:value-type="string">
            <text:p>IPC 6012 Class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Type:</text:p>
          </table:table-cell>
          <table:table-cell office:value-type="string" calcext:value-type="string">
            <text:p>Single pie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Design in Panel: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</text:p>
          </table:table-cell>
          <table:table-cell table:style-name="ce16" office:value-type="string" calcext:value-type="string">
            <text:p><text:span text:style-name="T2">55 x 60</text:span> mm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Cost (/Piece)</text:p>
          </table:table-cell>
        </table:table-row>
        <table:table-row table:style-name="ro1">
          <table:table-cell office:value-type="string" calcext:value-type="string">
            <text:p>Quantity:</text:p>
          </table:table-cell>
          <table:table-cell table:style-name="ce47" office:value-type="float" office:value="10" calcext:value-type="float">
            <text:p>10</text:p>
          </table:table-cell>
          <table:table-cell table:style-name="ce48" office:value-type="currency" office:currency="USD" office:value="278.37" calcext:value-type="currency">
            <text:p>$278.37</text:p>
          </table:table-cell>
          <table:table-cell table:style-name="ce48" table:formula="of:=[.C8]/[.B8]" office:value-type="currency" office:currency="USD" office:value="27.837" calcext:value-type="currency">
            <text:p>$27.84</text:p>
          </table:table-cell>
        </table:table-row>
        <table:table-row table:style-name="ro1">
          <table:table-cell/>
          <table:table-cell table:style-name="ce47" office:value-type="float" office:value="50" calcext:value-type="float">
            <text:p>50</text:p>
          </table:table-cell>
          <table:table-cell table:style-name="ce48" office:value-type="currency" office:currency="USD" office:value="346.71" calcext:value-type="currency">
            <text:p>$346.71</text:p>
          </table:table-cell>
          <table:table-cell table:style-name="ce48" table:formula="of:=[.C9]/[.B9]" office:value-type="currency" office:currency="USD" office:value="6.9342" calcext:value-type="currency">
            <text:p>$6.93</text:p>
          </table:table-cell>
        </table:table-row>
        <table:table-row table:style-name="ro1">
          <table:table-cell/>
          <table:table-cell table:style-name="ce47" office:value-type="float" office:value="100" calcext:value-type="float">
            <text:p>100</text:p>
          </table:table-cell>
          <table:table-cell table:style-name="ce48" office:value-type="currency" office:currency="USD" office:value="437.46" calcext:value-type="currency">
            <text:p>$437.46</text:p>
          </table:table-cell>
          <table:table-cell table:style-name="ce48" table:formula="of:=[.C10]/[.B10]" office:value-type="currency" office:currency="USD" office:value="4.3746" calcext:value-type="currency">
            <text:p>$4.37</text:p>
          </table:table-cell>
        </table:table-row>
        <table:table-row table:style-name="ro1">
          <table:table-cell/>
          <table:table-cell table:style-name="ce25" office:value-type="float" office:value="500" calcext:value-type="float">
            <text:p>500</text:p>
          </table:table-cell>
          <table:table-cell table:style-name="ce48" office:value-type="currency" office:currency="USD" office:value="955.82" calcext:value-type="currency">
            <text:p>$955.82</text:p>
          </table:table-cell>
          <table:table-cell table:style-name="ce48" table:formula="of:=[.C11]/[.B11]" office:value-type="currency" office:currency="USD" office:value="1.91164" calcext:value-type="currency">
            <text:p>$1.91</text:p>
          </table:table-cell>
        </table:table-row>
        <table:table-row table:style-name="ro1">
          <table:table-cell/>
          <table:table-cell table:style-name="ce25" office:value-type="float" office:value="1000" calcext:value-type="float">
            <text:p>1000</text:p>
          </table:table-cell>
          <table:table-cell table:style-name="ce48" office:value-type="currency" office:currency="USD" office:value="1830.44" calcext:value-type="currency">
            <text:p>$1,830.44</text:p>
          </table:table-cell>
          <table:table-cell table:style-name="ce48" table:formula="of:=[.C12]/[.B12]" office:value-type="currency" office:currency="USD" office:value="1.83044" calcext:value-type="currency">
            <text:p>$1.83</text:p>
          </table:table-cell>
        </table:table-row>
        <table:table-row table:style-name="ro1">
          <table:table-cell office:value-type="string" calcext:value-type="string">
            <text:p>Layers: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:</text:p>
          </table:table-cell>
          <table:table-cell office:value-type="string" calcext:value-type="string">
            <text:p>Tg150 FR-4</text:p>
          </table:table-cell>
          <table:table-cell table:style-name="ce22" office:value-type="string" calcext:value-type="string">
            <text:p>Note: Cost includes shipping and stencil</text:p>
          </table:table-cell>
          <table:table-cell/>
        </table:table-row>
        <table:table-row table:style-name="ro1">
          <table:table-cell office:value-type="string" calcext:value-type="string">
            <text:p>Thickness: </text:p>
          </table:table-cell>
          <table:table-cell office:value-type="string" calcext:value-type="string">
            <text:p>1.2 mm</text:p>
          </table:table-cell>
          <table:table-cell table:style-name="ce22" office:value-type="string" calcext:value-type="string">
            <text:p>Last Update: 06/27/2023</text:p>
          </table:table-cell>
          <table:table-cell/>
        </table:table-row>
        <table:table-row table:style-name="ro1">
          <table:table-cell office:value-type="string" calcext:value-type="string">
            <text:p>Min Track/Spacing:</text:p>
          </table:table-cell>
          <table:table-cell office:value-type="string" calcext:value-type="string">
            <text:p>3/3 m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Hole Size: </text:p>
          </table:table-cell>
          <table:table-cell office:value-type="string" calcext:value-type="string">
            <text:p>0.15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 Mask: 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: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 Connector: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string" calcext:value-type="string">
            <text:p>Immersion Gold (ENI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ness of Immersion Gold: </text:p>
          </table:table-cell>
          <table:table-cell office:value-type="string" calcext:value-type="string">
            <text:p>3U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 Copper:</text:p>
          </table:table-cell>
          <table:table-cell office:value-type="string" calcext:value-type="string">
            <text:p>1 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r Copper</text:p>
          </table:table-cell>
          <table:table-cell office:value-type="string" calcext:value-type="string">
            <text:p>1 oz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 table:number-columns-spanned="2" table:number-rows-spanned="1">
            <text:p>SMD-Stencil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tencil Type:</text:p>
          </table:table-cell>
          <table:table-cell office:value-type="string" calcext:value-type="string">
            <text:p>Non-frame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(mm)</text:p>
          </table:table-cell>
          <table:table-cell office:value-type="string" calcext:value-type="string">
            <text:p>370 x 470 mm (Valid Area 190 x 290 m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ncil Side: </text:p>
          </table:table-cell>
          <table:table-cell office:value-type="string" calcext:value-type="string">
            <text:p>Top+Bottom (On Single Stencil)</text:p>
          </table:table-cell>
          <table:table-cell table:style-name="ce49"/>
          <table:table-cell/>
        </table:table-row>
        <table:table-row table:style-name="ro1">
          <table:table-cell office:value-type="string" calcext:value-type="string">
            <text:p>Quantity: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ness:</text:p>
          </table:table-cell>
          <table:table-cell table:style-name="ce16" office:value-type="string" calcext:value-type="string">
            <text:p>0.12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ng Fiducials:</text:p>
          </table:table-cell>
          <table:table-cell office:value-type="string" calcext:value-type="string">
            <text:p>Half-Las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polishing: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table table:name="Support" table:style-name="ta1">
        <table:table-column table:style-name="co11" table:default-cell-style-name="Default"/>
        <table:table-column table:style-name="co2" table:default-cell-style-name="ce33"/>
        <table:table-column table:style-name="co12" table:default-cell-style-name="Default"/>
        <table:table-column table:style-name="co13" table:default-cell-style-name="Default"/>
        <table:table-column table:style-name="co2" table:number-columns-repeated="1020" table:default-cell-style-name="Default"/>
        <table:table-row table:style-name="ro1">
          <table:table-cell table:style-name="ce13" office:value-type="string" calcext:value-type="string">
            <text:p>Hardware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ling</text:p>
          </table:table-cell>
          <table:table-cell table:style-name="ce51" office:value-type="currency" office:currency="USD" office:value="2.99" calcext:value-type="currency">
            <text:p>$2.99</text:p>
          </table:table-cell>
          <table:table-cell office:value-type="string" calcext:value-type="string">
            <text:p>5V 3 Pin Fan w\ Heatsink (40 x 40 mm)</text:p>
          </table:table-cell>
          <table:table-cell office:value-type="string" calcext:value-type="string">
            <text:p>https://www.aliexpress.us/item/2255801019498718.html?pdp_npi=2%40dis%21USD%21%242.90%21%240.99%21%21%21%21%21%402101e7f616878217355494468e738b%2110000015296985964%21btf&amp;_t=pvid%3Ab1a72f07-dc0e-411c-90b8-5922d5adfd63&amp;afTraceInfo=4001205813470__pc__pcBridgePPC__xxxxxx__1687821735&amp;spm=a2g0o.ppclist.product.mainProduct&amp;gatewayAdapt=glo2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table:style-name="ce51" office:value-type="currency" office:currency="USD" office:value="10.99" calcext:value-type="currency">
            <text:p>$10.99</text:p>
          </table:table-cell>
          <table:table-cell office:value-type="string" calcext:value-type="string">
            <text:p>iUniker 20W USB C Power Supply \w ON/Off Switch 5V @ 4A <text:s/></text:p>
          </table:table-cell>
          <table:table-cell office:value-type="string" calcext:value-type="string">
            <text:p>https://www.amazon.com/dp/B097P2NLVH?ref_=cm_sw_r_mwn_dp_BKBT72C03QF0A4G42ZP8</text:p>
          </table:table-cell>
          <table:table-cell table:number-columns-repeated="1020"/>
        </table:table-row>
        <table:table-row table:style-name="ro1">
          <table:table-cell/>
          <table:table-cell table:style-name="ce51" office:value-type="currency" office:currency="USD" office:value="4.9" calcext:value-type="currency">
            <text:p>$4.90</text:p>
          </table:table-cell>
          <table:table-cell office:value-type="string" calcext:value-type="string">
            <text:p>5V @ 4A</text:p>
          </table:table-cell>
          <table:table-cell office:value-type="string" calcext:value-type="string">
            <text:p>https://www.aliexpress.us/item/3256804431854441.html?spm=a2g0o.productlist.main.5.1f79pgmupgmuOA&amp;algo_pvid=038a421e-a51e-4ac5-a4ee-3721b7fbb0b2&amp;aem_p4p_detail=202306261710453552410226844600002449081&amp;algo_exp_id=038a421e-a51e-4ac5-a4ee-3721b7fbb0b2-2&amp;pdp_npi=3%40dis%21USD%217.0%214.9%21%21%21%21%21%402102111816878246457595788d07ee%2112000029852952441%21sea%21US%210&amp;curPageLogUid=AsnPRPA31Hv0&amp;search_p4p_id=202306261710453552410226844600002449081_3</text:p>
          </table:table-cell>
          <table:table-cell table:number-columns-repeated="1020"/>
        </table:table-row>
        <table:table-row table:style-name="ro1">
          <table:table-cell/>
          <table:table-cell table:style-name="ce51" office:value-type="currency" office:currency="USD" office:value="2.48" calcext:value-type="currency">
            <text:p>$2.48</text:p>
          </table:table-cell>
          <table:table-cell office:value-type="string" calcext:value-type="string">
            <text:p>5V @ 4A</text:p>
          </table:table-cell>
          <table:table-cell office:value-type="string" calcext:value-type="string">
            <text:p>https://www.aliexpress.us/item/3256804892421649.html?spm=a2g0o.detail.1000014.7.6dcd22eeGA6jWd&amp;gps-id=pcDetailBottomMoreOtherSeller&amp;scm=1007.40000.326746.0&amp;scm_id=1007.40000.326746.0&amp;scm-url=1007.40000.326746.0&amp;pvid=2fd4b3e7-7e5c-4157-800c-8139e18fd777&amp;_t=gps-id:pcDetailBottomMoreOtherSeller,scm-url:1007.40000.326746.0,pvid:2fd4b3e7-7e5c-4157-800c-8139e18fd777,tpp_buckets:668%232846%238109%23209&amp;pdp_npi=3%40dis%21USD%213.82%212.48%21%21%21%21%21%402103246c16878248266058862ea181%2112000031557176080%21rec%21US%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able</text:p>
          </table:table-cell>
          <table:table-cell table:style-name="ce51" table:formula="of:=12.97/5" office:value-type="currency" office:currency="USD" office:value="2.594" calcext:value-type="currency">
            <text:p>$2.59</text:p>
          </table:table-cell>
          <table:table-cell office:value-type="string" calcext:value-type="string">
            <text:p>USB Type-A to Type-C 6ft Cable (5 Pack)</text:p>
          </table:table-cell>
          <table:table-cell office:value-type="string" calcext:value-type="string">
            <text:p>https://www.amazon.com/Charging-Charger-Compatible-Samsung-Braided/dp/B082Z1YYRK/ref=sr_1_11?crid=1IZQM25QF4LD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1397 (new)</text:p>
          </table:table-cell>
          <table:table-cell office:value-type="currency" office:currency="USD" office:value="7" calcext:value-type="currency">
            <text:p>$7.00</text:p>
          </table:table-cell>
          <table:table-cell office:value-type="string" calcext:value-type="string">
            <text:p>SHA256D ASIC by Bitmain 7nM S17/T17 Mining Chip</text:p>
          </table:table-cell>
          <table:table-cell office:value-type="string" calcext:value-type="string">
            <text:p>https://www.aliexpress.us/item/3256804044794770.html?_t=pvid%3A609b266e-81d6-4e67-aa0f-3d1761e4ddf2&amp;afTraceInfo=1005004231109522__pc__pcBridgePPC__xxxxxx__1687821989&amp;spm=a2g0o.ppclist.product.mainProduct&amp;gatewayAdapt=glo2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1397 (used)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string" calcext:value-type="string">
            <text:p>SHA256D ASIC by Bitmain 7nM S17/T17 Mining Chip</text:p>
          </table:table-cell>
          <table:table-cell office:value-type="string" calcext:value-type="string">
            <text:p>https://www.aliexpress.us/item/3256804983573537.html?_t=pvid%3A3617358f-637e-43ee-87aa-40acbc3eb248&amp;afTraceInfo=1005005169888289__pc__pcBridgePPC__xxxxxx__1687822129&amp;spm=a2g0o.ppclist.product.mainProduct&amp;gatewayAdapt=glo2usa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Spacer (Feet) x3</text:p>
          </table:table-cell>
          <table:table-cell table:style-name="ce48" office:value-type="currency" office:currency="USD" office:value="2.4" calcext:value-type="currency">
            <text:p>$2.40</text:p>
          </table:table-cell>
          <table:table-cell office:value-type="string" calcext:value-type="string">
            <text:p>Stainless Steel Round, Length = 13 mm (~0.5”) , <text:s/>Thread = M3 , Diameter = 6 mm</text:p>
          </table:table-cell>
          <table:table-cell office:value-type="string" calcext:value-type="string">
            <text:p>https://www.mouser.com/ProductDetail/RAF-Electronic-Hardware/M0542-3-SS?qs=dwkm%252BGAHGA1%2FNOqA2JHU6A%3D%3D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48" table:formula="of:=14.1/50*4" office:value-type="currency" office:currency="USD" office:value="1.128" calcext:value-type="currency">
            <text:p>$1.13</text:p>
          </table:table-cell>
          <table:table-cell office:value-type="string" calcext:value-type="string">
            <text:p>Stainless Steel Hex, Length = 14 mm (~0.55”) , <text:s/>Thread = M3 , Diameter = 6 mm</text:p>
          </table:table-cell>
          <table:table-cell office:value-type="string" calcext:value-type="string">
            <text:p>https://www.amazon.com/UNICORP-MP1027-M09-F16-M3-Threaded-Standoff-Stainless/dp/B01HZQN62K/ref=sr_1_13?c=ts&amp;content-id=amzn1.sym.918a99dd-4826-4c0a-be33-a6705d69c4cf%3Aamzn1.sym.918a99dd-4826-4c0a-be33-a6705d69c4cf&amp;keywords=Standoffs&amp;pd_rd_r=5810210c-2a4b-4eea-a47a-c94a04f30afb&amp;pd_rd_w=ZHDAu&amp;pd_rd_wg=k9t69&amp;pf_rd_p=918a99dd-4826-4c0a-be33-a6705d69c4cf&amp;pf_rd_r=CYBDRV2R4WM3G5P07YVX&amp;pid=sGN97sg&amp;qid=1687904823&amp;refinements=p_n_feature_twenty_browse-bin%3A17420943011%2Cp_n_material_browse%3A17548936011%7C17548950011%7C17548970011%7C17548979011%2Cp_n_feature_ten_browse-bin%3A19044722011&amp;rnid=19039772011&amp;s=industrial&amp;sr=1-13&amp;ts_id=6909196011</text:p>
          </table:table-cell>
          <table:table-cell table:number-columns-repeated="1020"/>
        </table:table-row>
        <table:table-row table:style-name="ro1">
          <table:table-cell/>
          <table:table-cell office:value-type="currency" office:currency="USD" office:value="2.95" calcext:value-type="currency">
            <text:p>$2.95</text:p>
          </table:table-cell>
          <table:table-cell office:value-type="string" calcext:value-type="string">
            <text:p>Stainless Steel Hex, Length = 12 mm (~0.47”) , <text:s/>Thread = M3 , Diameter = 6 mm</text:p>
          </table:table-cell>
          <table:table-cell office:value-type="string" calcext:value-type="string">
            <text:p>https://www.digikey.com/en/products/detail/raf-electronic-hardware/M1309-3005-SS/7681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crews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string" calcext:value-type="string">
            <text:p>M3x5 Round Head PC Screws (Nickel Plated)</text:p>
          </table:table-cell>
          <table:table-cell office:value-type="string" calcext:value-type="string">
            <text:p>https://www.amazon.com/Honbay-100PCS-Mounting-Computer-Motherboard/dp/B09YCWL8FX/ref=asc_df_B09YCWL8FX/?tag=hyprod-20&amp;linkCode=df0&amp;hvadid=658211984123&amp;hvpos=&amp;hvnetw=g&amp;hvrand=13372786426638044345&amp;hvpone=&amp;hvptwo=&amp;hvqmt=&amp;hvdev=c&amp;hvdvcmdl=&amp;hvlocint=&amp;hvlocphy=9030021&amp;hvtargid=pla-2068248761221&amp;psc=1&amp;gclid=CjwKCAjwkeqkBhAnEiwA5U-uM5MFF9BQPyezr5YfXYtWAV0eQ-2WhUxYyYng5KhNx_TAAYz59NbtrhoCRRAQAvD_Bw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tps://www.amazon.com/VizGiz-Mounting-Phillips-Computer-Motherboard/dp/B09XBC3GV5/ref=sr_1_6?hvadid=580876141803&amp;hvdev=c&amp;hvlocphy=9030021&amp;hvnetw=g&amp;hvqmt=e&amp;hvrand=14643565029335861925&amp;hvtargid=kwd-385354467073&amp;hydadcr=294_1014986851&amp;keywords=m3+mounting+screws&amp;qid=1687904355&amp;sr=8-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Non-Essential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6" office:value-type="string" calcext:value-type="string">
            <text:p>USB C to Micro Cable(s)</text:p>
          </table:table-cell>
          <table:table-cell table:style-name="ce48" table:formula="of:=8.89/3 * 2" office:value-type="currency" office:currency="USD" office:value="5.92666666666667" calcext:value-type="currency">
            <text:p>$5.93</text:p>
          </table:table-cell>
          <table:table-cell table:style-name="ce16" office:value-type="string" calcext:value-type="string">
            <text:p>USB C to Micro USB Cable 1FT (3 Pack) – Quantity 2</text:p>
          </table:table-cell>
          <table:table-cell table:style-name="ce16" office:value-type="string" calcext:value-type="string">
            <text:p>https://www.amazon.com/gp/product/B0BR3RXS7S/ref=ox_sc_act_title_2?smid=A31U33AKI1FXJJ</text:p>
          </table:table-cell>
          <table:table-cell table:style-name="ce16" table:number-columns-repeated="1020"/>
        </table:table-row>
        <table:table-row table:style-name="ro1">
          <table:table-cell table:style-name="ce16" office:value-type="string" calcext:value-type="string">
            <text:p>Micro SD (8 GB)</text:p>
          </table:table-cell>
          <table:table-cell table:style-name="ce48" table:formula="of:=53.99/20" office:value-type="currency" office:currency="USD" office:value="2.6995" calcext:value-type="currency">
            <text:p>$2.70</text:p>
          </table:table-cell>
          <table:table-cell table:style-name="ce16" office:value-type="string" calcext:value-type="string">
            <text:p>8GB Micro SD Card (20 Pack)</text:p>
          </table:table-cell>
          <table:table-cell table:style-name="ce16" office:value-type="string" calcext:value-type="string">
            <text:p>https://www.amazon.com/gp/product/B085ZW6W12/ref=ox_sc_act_title_4?smid=A21AQ316WNX0L1&amp;psc=1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RPi Zero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Raspberry Pi Zero W (WIFI)</text:p>
          </table:table-cell>
          <table:table-cell office:value-type="string" calcext:value-type="string">
            <text:p>https://www.pishop.us/product/raspberry-pi-zero-w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 Upgrade</text:p>
          </table:table-cell>
          <table:table-cell office:value-type="currency" office:currency="USD" office:value="13.95" calcext:value-type="currency">
            <text:p>$13.95</text:p>
          </table:table-cell>
          <table:table-cell office:value-type="string" calcext:value-type="string">
            <text:p>Noctua NF-A4x10 Premium Quiet Fan (3-Pin @ 5V)</text:p>
          </table:table-cell>
          <table:table-cell office:value-type="string" calcext:value-type="string">
            <text:p>https://www.amazon.com/Noctua-Cooling-Bearing-NF-A4X10-FLX-5V/dp/B00NEMGCIA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2" office:value-type="string" calcext:value-type="string">
            <text:p>Last Update: 06/21/2023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0T08:54:30.205000000</meta:creation-date>
    <dc:date>2023-08-06T18:10:04.762000000</dc:date>
    <meta:editing-duration>P4DT6H43M</meta:editing-duration>
    <meta:editing-cycles>92</meta:editing-cycles>
    <meta:generator>LibreOffice/6.1.4.2$Windows_X86_64 LibreOffice_project/9d0f32d1f0b509096fd65e0d4bec26ddd1938fd3</meta:generator>
    <meta:document-statistic meta:table-count="3" meta:cell-count="509" meta:object-count="0"/>
    <meta:user-defined meta:name="qrichtext">1</meta:user-defined>
  </office:meta>
</office:document-meta>
</file>